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ello world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his is it ! =) …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ood …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hat fun thsi is … and wow - I nodsdfsw have tsdf sdfsd fwo visible cursors ... [!?] ... huh 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22:05:40.0263402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02:01.822593647</meta:creation-date>
    <dc:date>2018-10-06T22:08:19.780678253</dc:date>
    <meta:editing-duration>PT58M22S</meta:editing-duration>
    <meta:editing-cycles>3</meta:editing-cycles>
    <meta:generator>Collabora_OfficeDev/6.0.10.12$Linux_X86_64 LibreOffice_project/d520cb91b6b577e815556a816a852d97e243141b</meta:generator>
    <meta:document-statistic meta:table-count="1" meta:cell-count="4" meta:object-count="0"/>
  </office:meta>
</office:document-meta>
</file>